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 fo:font-size="14pt" style:font-size-asian="14pt" style:font-size-complex="14pt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Bola de Neve - Aquele Que Tem Sede </text:p>
      <text:p text:style-name="P1"/>
      <text:p text:style-name="P1"/>
      <text:p text:style-name="P1">Intro 2x: Dm <text:s/>C <text:s/>Bb <text:s/>Gm <text:s/>A </text:p>
      <text:p text:style-name="P1"/>
      <text:p text:style-name="P1"><text:s text:c="6"/>Dm </text:p>
      <text:p text:style-name="P1">Aquele que tem sede e busca </text:p>
      <text:p text:style-name="P1"><text:s text:c="6"/>C </text:p>
      <text:p text:style-name="P1">Beber da água que Cristo dá </text:p>
      <text:p text:style-name="P1"><text:s text:c="5"/>Bb <text:s text:c="5"/><text:tab/> <text:s text:c="14"/>Gm <text:tab/> <text:s text:c="15"/>A </text:p>
      <text:p text:style-name="P1">Terá dentro de si uma fonte que jamais acabará <text:s/>(2x) </text:p>
      <text:p text:style-name="P1"><text:tab/> <text:s text:c="15"/>Dm </text:p>
      <text:p text:style-name="P1">A fonte de água viva é o senhor </text:p>
      <text:p text:style-name="P1"><text:s text:c="21"/>C </text:p>
      <text:p text:style-name="P1">Minha água <text:s/>é <text:s/>o consolador </text:p>
      <text:p text:style-name="P1"><text:s text:c="21"/>Bb <text:s text:c="11"/>Gm </text:p>
      <text:p text:style-name="P1">Espírito <text:s/>de <text:s/>vida e louvor </text:p>
      <text:p text:style-name="P1"><text:s text:c="10"/><text:tab/> <text:s text:c="9"/>A </text:p>
      <text:p text:style-name="P1">Preciso <text:s text:c="2"/>de Ti</text:p>
      <text:p text:style-name="P1"><text:s text:c="10"/><text:tab/> <text:s text:c="5"/>Dm </text:p>
      <text:p text:style-name="P1">Tu és o Espírito de amor </text:p>
      <text:p text:style-name="P1"><text:s text:c="10"/><text:tab/><text:tab/>C </text:p>
      <text:p text:style-name="P1">O meu guia e consolador </text:p>
      <text:p text:style-name="P1"><text:s text:c="11"/><text:tab/> <text:s text:c="4"/>Bb <text:s text:c="14"/>G</text:p>
      <text:p text:style-name="P1">Enche-me com fogo do senhor </text:p>
      <text:p text:style-name="P1"><text:s text:c="18"/>A <text:s/>(final A# A <text:s/>Dm) </text:p>
      <text:p text:style-name="P1">Preciso de ti </text:p>
      <text:p text:style-name="P1"/>
      <text:p text:style-name="P1">( Dm <text:s/>C <text:s/>(Bb Gm) <text:s/>A ) </text:p>
      <text:p text:style-name="P1"/>
      <text:p text:style-name="P1">----------------- Acordes ----------------- </text:p>
      <text:p text:style-name="P1">Bb = X 1 3 3 3 1 </text:p>
      <text:p text:style-name="P1">C = X 3 2 0 1 0 </text:p>
      <text:p text:style-name="P1">Dm = X X 0 2 3 1 </text:p>
      <text:p text:style-name="P1">Gm = 3 5 5 3 3 3 </text:p>
      <text:p text:style-name="P1">A = X 0 2 2 2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9:17:43</meta:creation-date>
    <dc:date>2016-05-14T19:26:09</dc:date>
    <meta:editing-duration>PT8M28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31" meta:word-count="146" meta:character-count="793" meta:non-whitespace-character-count="409"/>
  </office:meta>
</office:document-meta>
</file>